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ato Black" svg:font-family="'Lato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round" svg:stroke-linecap="round" draw:fill="solid" draw:fill-color="#000000" draw:textarea-horizontal-align="justify" draw:textarea-vertical-align="middle" draw:auto-grow-height="false" fo:min-height="59.758cm" fo:min-width="58.873cm" loext:glow-radius="0cm" loext:glow-color="#ffffff" loext:softedge-radius="0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42cm" fo:min-width="3.092cm"/>
    </style:style>
    <style:style style:name="P1" style:family="paragraph">
      <style:paragraph-properties fo:text-align="center"/>
      <style:text-properties style:font-name="Lato Black"/>
    </style:style>
    <style:style style:name="P2" style:family="paragraph">
      <loext:graphic-properties draw:fill="solid" draw:fill-color="#000000"/>
      <style:paragraph-properties fo:text-align="center"/>
      <style:text-properties style:font-name="Lato Black" fo:font-size="900pt" style:font-size-asian="900pt" style:font-size-complex="900pt"/>
    </style:style>
    <style:style style:name="P3" style:family="paragraph">
      <loext:graphic-properties draw:fill-color="#ffffff"/>
      <style:paragraph-properties fo:text-align="center"/>
    </style:style>
    <style:style style:name="T1" style:family="text">
      <style:text-properties style:font-name="Lato Black" fo:font-size="900pt" style:font-size-asian="900pt" style:font-size-complex="9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9.373cm" svg:height="60.008cm" svg:x="23.542cm" svg:y="13.38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08cm" svg:x="50.647cm" svg:y="58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08cm" svg:height="5.08cm" svg:x="59.62cm" svg:y="5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08cm" svg:height="5.08cm" svg:x="41.322cm" svg:y="58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ato Black" svg:font-family="'Lato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30T07:45:24.827000000</meta:creation-date>
    <dc:date>2024-05-30T07:54:01.651000000</dc:date>
    <meta:editing-duration>PT8M37S</meta:editing-duration>
    <meta:editing-cycles>1</meta:editing-cycles>
    <meta:document-statistic meta:object-count="4"/>
    <meta:generator>LibreOffice/7.5.0.3$Windows_X86_64 LibreOffice_project/c21113d003cd3efa8c53188764377a8272d9d6de</meta:generator>
  </office:meta>
</office:document-meta>
</file>